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verdana" svg:font-family="verdana, arial, sans-serif"/>
    <style:font-face style:name="Courier 10 Pitch" svg:font-family="'Courier 10 Pitch'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verdana"/>
    </style:style>
    <style:style style:name="P2" style:family="paragraph" style:parent-style-name="Text_20_body">
      <style:text-properties style:font-name="verdana" fo:font-size="10pt" style:font-size-asian="10pt" style:font-size-complex="10pt"/>
    </style:style>
    <style:style style:name="P3" style:family="paragraph" style:parent-style-name="Text_20_body" style:list-style-name="L1">
      <style:text-properties style:font-name="verdana" fo:font-size="10pt" style:font-size-asian="10pt" style:font-size-complex="10pt"/>
    </style:style>
    <style:style style:name="P4" style:family="paragraph" style:parent-style-name="Text_20_body">
      <style:text-properties style:font-name="verdana" fo:font-size="10pt" fo:font-weight="bold" style:font-size-asian="10pt" style:font-weight-asian="bold" style:font-size-complex="10pt" style:font-weight-complex="bold"/>
    </style:style>
    <style:style style:name="P5" style:family="paragraph" style:parent-style-name="Text_20_body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text-properties fo:font-size="10pt" style:font-size-asian="10pt" style:font-size-complex="10pt"/>
    </style:style>
    <style:style style:name="P7" style:family="paragraph" style:parent-style-name="Text_20_body" style:list-style-name="L1">
      <style:paragraph-properties fo:margin-top="0in" fo:margin-bottom="0in"/>
    </style:style>
    <style:style style:name="P8" style:family="paragraph" style:parent-style-name="Text_20_body" style:list-style-name="L1">
      <style:paragraph-properties fo:margin-top="0in" fo:margin-bottom="0in"/>
      <style:text-properties style:font-name="verdana" fo:font-size="10pt" style:font-size-asian="10pt" style:font-size-complex="10pt"/>
    </style:style>
    <style:style style:name="P9" style:family="paragraph" style:parent-style-name="Preformatted_20_Text">
      <style:text-properties style:font-name="Courier 10 Pitch" fo:font-size="10pt" style:font-size-asian="10pt" style:font-size-complex="10pt"/>
    </style:style>
    <style:style style:name="P10" style:family="paragraph" style:parent-style-name="Preformatted_20_Text">
      <style:paragraph-properties fo:margin-top="0in" fo:margin-bottom="0.1965in"/>
    </style:style>
    <style:style style:name="P11" style:family="paragraph" style:parent-style-name="Preformatted_20_Text">
      <style:paragraph-properties fo:margin-top="0in" fo:margin-bottom="0.1965in"/>
      <style:text-properties style:font-name="Courier 10 Pitch" fo:font-size="10pt" style:font-size-asian="10pt" style:font-size-complex="10pt"/>
    </style:style>
    <style:style style:name="T1" style:family="text">
      <style:text-properties style:font-name="verdana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Courier 10 Pitch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pan text:style-name="T2">Pre assessment!</text:span></text:span></text:p>
      <text:p text:style-name="P2">Please take a few minutes to fill out this pre-assessment:</text:p>
      <text:p text:style-name="Text_20_body"><text:a xlink:type="simple" xlink:href="https://docs.google.com/forms/d/1iCzW_wQFAihcBFpcNGWdithgB4SSXZb9qS4cPKjxGnk/viewform" office:target-frame-name="_blank" xlink:show="new"><text:span text:style-name="T2">https://docs.google.com/forms/d/1iCzW_wQFAihcBFpcNGWdithgB4SSXZb9qS4cPKjxGnk/viewform</text:span></text:a></text:p>
      <text:p text:style-name="P6"><text:span text:style-name="T1">or if you're typing this in: </text:span><text:a xlink:type="simple" xlink:href="http://bit.ly/Ya0mBE"><text:span text:style-name="T1">http://bit.ly/Ya0mBE</text:span></text:a></text:p>
      <text:p text:style-name="Text_20_body"><text:span text:style-name="Strong_20_Emphasis"><text:span text:style-name="T2">Prep for class</text:span></text:span></text:p>
      <text:p text:style-name="P2">There are a few things you can do before class if you want to get a head start. You don't have to do any of this to participate, and you'll be working in pairs.</text:p>
      <text:p text:style-name="Text_20_body"><text:span text:style-name="Emphasis"><text:span text:style-name="T2">If you have never been to a PyLadies meetup before</text:span></text:span><text:span text:style-name="Strong_20_Emphasis"><text:span text:style-name="T2">: </text:span></text:span></text:p>
      <text:p text:style-name="P2">Totally not a problem! There are a few things you'll need on your laptop to play along:</text:p>
      <text:p text:style-name="Preformatted_20_Text"><text:span text:style-name="T4"><text:s text:c="4"/>Python </text:span><text:a xlink:type="simple" xlink:href="http://python.org/download/" office:target-frame-name="_blank" xlink:show="new"><text:span text:style-name="T4">http://python.org/download/</text:span></text:a></text:p>
      <text:p text:style-name="P10"><text:span text:style-name="T4"><text:s text:c="4"/>easy_install: </text:span><text:a xlink:type="simple" xlink:href="http://pypi.python.org/pypi/setuptools"><text:span text:style-name="T4">http://pypi.python.org/pypi/setuptools</text:span></text:a><text:span text:style-name="T4"><text:line-break/> <text:s text:c="3"/>git: </text:span><text:a xlink:type="simple" xlink:href="https://help.github.com/articles/set-up-git"><text:span text:style-name="T4">https://help.github.com/articles/set-up-git</text:span></text:a></text:p>
      <text:p text:style-name="P2">If you have any trouble getting Python or easy_install on your computer, just let us know when you arrive.</text:p>
      <text:p text:style-name="Text_20_body"><text:span text:style-name="Emphasis"><text:span text:style-name="T2">If you </text:span></text:span><text:span text:style-name="Emphasis"><text:span text:style-name="Strong_20_Emphasis"><text:span text:style-name="T2">have</text:span></text:span></text:span><text:span text:style-name="Emphasis"><text:span text:style-name="T2"> been to a PyLadies meetup before, or the above instructions were way too easy for you</text:span></text:span><text:span text:style-name="Strong_20_Emphasis"><text:span text:style-name="T2">: </text:span></text:span></text:p>
      <text:p text:style-name="P2">Glad to have you back and awesome! Please take a few minutes to set up the TwitterAPI app. Open up a terminal (Terminal in Mac OS X, command.exe in Windows)</text:p>
      <text:p text:style-name="P2">Clone the TwitterAPI repo:</text:p>
      <text:p text:style-name="P10"><text:span text:style-name="T4"><text:s text:c="4"/>git clone </text:span><text:a xlink:type="simple" xlink:href="https://github.com/pyladiespdx/TwitterAPI.git" office:target-frame-name="_blank" xlink:show="new"><text:span text:style-name="T4">https://github.com/pyladiespdx/TwitterAPI.git</text:span></text:a></text:p>
      <text:p text:style-name="P2">or, if you have your SSH key set up:</text:p>
      <text:p text:style-name="P11"><text:s text:c="4"/>git clone git@github.com:pyladiespdx/TwitterAPI.git</text:p>
      <text:p text:style-name="P2">And then go through the instructions at:</text:p>
      <text:p text:style-name="Text_20_body"><text:a xlink:type="simple" xlink:href="https://github.com/pyladiespdx/TwitterAPI" office:target-frame-name="_blank" xlink:show="new"><text:span text:style-name="T2">https://github.com/pyladiespdx/TwitterAPI</text:span></text:a></text:p>
      <text:p text:style-name="P2">Here are the details that you can use for now to put into your 'config.py':</text:p>
      <text:p text:style-name="P9">import twitter</text:p>
      <text:p text:style-name="P11">api = twitter.Api(consumer_key='qhN19WJIpzkEJiFsOccFdA', consumer_secret='yfRLLonNu9i1o4sA9rzH6JEKOgNcyaMpq2oynt2A6io', access_token_key='305854397-8x1GT2pk6Wakg5LoHBVkY6SuLgKS3dmnsUEtYWAn', access_token_secret='M2nGNxD01mYx3ebN04pvK6F0wTbfdmLZjL3e42xE4')</text:p>
      <text:p text:style-name="P6"><text:span text:style-name="T1">After you read the instructions on github that should make a bit more sense. :) If not, just ask when you get to class.</text:span></text:p>
      <text:p text:style-name="Text_20_body"><text:span text:style-name="Emphasis"><text:span text:style-name="T2">If </text:span></text:span><text:span text:style-name="Emphasis"><text:span text:style-name="Strong_20_Emphasis"><text:span text:style-name="T2">ALL OF THAT</text:span></text:span></text:span><text:span text:style-name="Emphasis"><text:span text:style-name="T2"> was easy as pie:</text:span></text:span></text:p>
      <text:p text:style-name="P2">You rock. Now, take a minute and set up your Twitter API credentials:</text:p>
      <text:list xml:id="list1788458872" text:style-name="L1">
        <text:list-item>
          <text:p text:style-name="P7"><text:span text:style-name="T2">Go to: </text:span><text:a xlink:type="simple" xlink:href="https://dev.twitter.com/" office:target-frame-name="_blank" xlink:show="new"><text:span text:style-name="T2">https://dev.twitter.com/</text:span></text:a><text:span text:style-name="T2"> </text:span></text:p>
        </text:list-item>
        <text:list-item>
          <text:p text:style-name="P8">Sign In with your Twitter account (create a Twitter account if you don't have one already) </text:p>
        </text:list-item>
        <text:list-item>
          <text:p text:style-name="P7"><text:span text:style-name="T2">Go to: </text:span><text:a xlink:type="simple" xlink:href="https://dev.twitter.com/apps" office:target-frame-name="_blank" xlink:show="new"><text:span text:style-name="T2">https://dev.twitter.com/apps</text:span></text:a><text:span text:style-name="T2"> </text:span></text:p>
        </text:list-item>
        <text:list-item>
          <text:p text:style-name="P3">Click "Create a new application" and follow the instructions. </text:p>
        </text:list-item>
      </text:list>
      <text:p text:style-name="P2">Thanks for reading, and see you tonight!</text:p>
      <text:p text:style-name="P2"/>
      <text:p text:style-name="P2"/>
      <text:p text:style-name="P4"><text:soft-page-break/>Post assessment</text:p>
      <text:p text:style-name="P5">Let us know how we did:</text:p>
      <text:p text:style-name="P1"><text:a xlink:type="simple" xlink:href="https://docs.google.com/forms/d/1SPz52DVRswh__bRnnKLSsX2c59xyHqchQVKk2xg8ido/viewform"><text:span text:style-name="T3">https://docs.google.com/forms/d/1SPz52DVRswh__bRnnKLSsX2c59xyHqchQVKk2xg8ido/viewform</text:span></text:a></text:p>
      <text:p text:style-name="P1"><text:span text:style-name="T3">or if you're typing this in: </text:span><text:a xlink:type="simple" xlink:href="http://bit.ly/Zrweq7"><text:span text:style-name="T3">http://bit.ly/Zrweq7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verdana" svg:font-family="verdana, arial, sans-serif"/>
    <style:font-face style:name="Courier 10 Pitch" svg:font-family="'Courier 10 Pitch'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lena </meta:initial-creator>
    <meta:creation-date>2013-02-20T07:31:33</meta:creation-date>
    <dc:date>2013-02-20T07:38:44</dc:date>
    <dc:creator>selena </dc:creator>
    <meta:editing-duration>PT17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34" meta:word-count="311" meta:character-count="2285" meta:non-whitespace-character-count="1986"/>
  </office:meta>
</office:document-meta>
</file>